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8" table:default-cell-style-name="Default"/>
        <table:table-column table:style-name="co1" table:default-cell-style-name="ce12"/>
        <table:table-row table:style-name="ro1">
          <table:table-cell table:style-name="ce1" office:value-type="string" calcext:value-type="string">
            <text:p>ten</text:p>
          </table:table-cell>
          <table:table-cell table:style-name="ce4" office:value-type="string" calcext:value-type="string">
            <text:p>tenXten</text:p>
          </table:table-cell>
          <table:table-cell table:style-name="ce8" table:number-columns-repeated="8"/>
          <table:table-cell table:style-name="ce11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3"/>
          <table:table-cell table:style-name="ce6"/>
          <table:table-cell table:style-name="ce9" table:number-columns-repeated="8"/>
          <table:table-cell table:style-name="ce13"/>
        </table:table-row>
        <table:table-row table:style-name="ro1" table:number-rows-repeated="2"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style-name="ce7" office:value-type="string" calcext:value-type="string">
            <text:p>Xten</text:p>
          </table:table-cell>
          <table:table-cell table:style-name="ce10" table:number-columns-repeated="8"/>
          <table:table-cell table:style-name="ce14"/>
        </table:table-row>
        <table:table-row table:style-name="ro1" table:number-rows-repeated="3"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ce3"/>
          <table:table-cell table:style-name="Default"/>
          <table:table-cell table:number-columns-repeated="8"/>
          <table:table-cell table:style-name="Default"/>
        </table:table-row>
      </table:table>
      <table:table table:name="Sheet2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8" table:default-cell-style-name="Default"/>
        <table:table-column table:style-name="co1" table:default-cell-style-name="ce12"/>
        <table:table-row table:style-name="ro1">
          <table:table-cell table:style-name="ce1" office:value-type="string" calcext:value-type="string">
            <text:p>ten_sheet2</text:p>
          </table:table-cell>
          <table:table-cell table:style-name="ce4" office:value-type="string" calcext:value-type="string">
            <text:p>tenXten_sheet2</text:p>
          </table:table-cell>
          <table:table-cell table:style-name="ce8" table:number-columns-repeated="8"/>
          <table:table-cell table:style-name="ce11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3"/>
          <table:table-cell table:style-name="ce6"/>
          <table:table-cell table:style-name="ce9" table:number-columns-repeated="8"/>
          <table:table-cell table:style-name="ce13"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intersect" table:base-cell-address="$Sheet1.$K$20" table:cell-range-address="$Sheet1.$A$1:.$K$20"/>
        <table:named-range table:name="intersect1" table:base-cell-address="$Sheet1.$L$21" table:cell-range-address="$Sheet1.$B$2:.$L$21"/>
        <table:named-range table:name="intersect1_steet2" table:base-cell-address="$Sheet2.$L$21" table:cell-range-address="$Sheet2.$B$2:.$L$21"/>
        <table:named-range table:name="intersect_steet2" table:base-cell-address="$Sheet2.$K$20" table:cell-range-address="$Sheet2.$A$1:.$K$20"/>
        <table:named-range table:name="ten" table:base-cell-address="$Sheet1.$A$1" table:cell-range-address="$Sheet1.$A$1:.$A$10"/>
        <table:named-range table:name="tenXten" table:base-cell-address="$Sheet1.$B$1" table:cell-range-address="$Sheet1.$B$1:.$K$10"/>
        <table:named-range table:name="tenXten_sheet2" table:base-cell-address="$Sheet2.$B$1" table:cell-range-address="$Sheet2.$B$1:.$K$10"/>
        <table:named-range table:name="ten_sheet2" table:base-cell-address="$Sheet2.$A$1" table:cell-range-address="$Sheet2.$A$1:.$A$10"/>
        <table:named-range table:name="ten_sheet20" table:base-cell-address="$Sheet20.$A$1" table:cell-range-address="$Sheet20.$A$1:.$A$10"/>
        <table:named-range table:name="ten_sheet4" table:base-cell-address="$Sheet4.$A$1" table:cell-range-address="$Sheet4.$A$1:.$A$10"/>
        <table:named-range table:name="Xten" table:base-cell-address="$Sheet1.$B$13" table:cell-range-address="$Sheet1.$B$13:.$K$13"/>
        <table:named-range table:name="Xten_sheet2" table:base-cell-address="$Sheet2.$B$13" table:cell-range-address="$Sheet2.$B$13:.$K$13"/>
        <table:named-range table:name="_" table:base-cell-address="$Sheet1.$A$13" table:cell-range-address="$Sheet1.$A$13:.$A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1:53:39.481902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8T23:30:05.784425234</meta:creation-date>
    <dc:date>2016-02-28T22:05:41.061174464</dc:date>
    <meta:editing-duration>PT12M40S</meta:editing-duration>
    <meta:editing-cycles>2</meta:editing-cycles>
    <meta:generator>LibreOffice/5.0.5.2$Linux_x86 LibreOffice_project/00m0$Build-2</meta:generator>
    <meta:document-statistic meta:table-count="4" meta:cell-count="6" meta:object-count="0"/>
  </office:meta>
</office:document-meta>
</file>